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5f" officeooo:paragraph-rsid="000bf15f"/>
    </style:style>
    <style:style style:name="P2" style:family="paragraph" style:parent-style-name="Preformatted_20_Text">
      <style:text-properties officeooo:rsid="000e4a56" officeooo:paragraph-rsid="000e4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OC C111 Customer 111,Sal A Mander,NULL,NULL,100.00</text:p>
      <text:p text:style-name="P1">ALLOC C222 Customer 222,Barb Wire,NULL,NULL,200.00</text:p>
      <text:p text:style-name="P1">ALLOC PPF001 LineItem PPF001,5,9.95,NULL</text:p>
      <text:p text:style-name="P1">ASSOC C111 pNextCust C222</text:p>
      <text:p text:style-name="P1">ASSOC C111 pFirstItem PPF001</text:p>
      <text:p text:style-name="P1">ALLOC C333 Customer 333,Misty Wind,NULL,NULL,70.00</text:p>
      <text:p text:style-name="P1">ASSOC C222 pNextCust C333</text:p>
      <text:p text:style-name="P1">ALLOC C444 Customer 444,Emory Board,NULL,NULL,44.44</text:p>
      <text:p text:style-name="P1">ASSOC C333 pNextCust C444</text:p>
      <text:p text:style-name="P1">ALLOC C555 Customer 555,Holly Graph,NULL,NULL,55.00</text:p>
      <text:p text:style-name="P1">ASSOC C555 pNextCust C222</text:p>
      <text:p text:style-name="P1">ALLOC SBB001 LineItem SBB001,2,19.95,NULL</text:p>
      <text:p text:style-name="P1">ASSOC C555 pFirstItem SBB001</text:p>
      <text:p text:style-name="P1">ALLOC BOM001 LineItem BOM001,1,29.95,NULL</text:p>
      <text:p text:style-name="P1">ASSOC SBB001 pNextItem BOM001</text:p>
      <text:p text:style-name="P1">ALLOC C666 Customer 666,Bob L Head,NULL,NULL,66.00</text:p>
      <text:p text:style-name="P1">ASSOC C444 pNextCust C666</text:p>
      <text:p text:style-name="P1">ALLOC C777 Customer 777,Flo N Water,NULL,NULL,77.00</text:p>
      <text:p text:style-name="P1">ASSOC C444 pNextCust C777</text:p>
      <text:p text:style-name="P1">ALLOC C888 Customer 888,Joe King,NULL,NULL,88.00</text:p>
      <text:p text:style-name="P1">ALLOC C911 Customer 911,Lee King,NULL,NULL,91.00</text:p>
      <text:p text:style-name="P1">ALLOC C922 Customer 922,Mae King,NULL,NULL,92.00</text:p>
      <text:p text:style-name="P1">ALLOC MCW001 LineItem MCW001,1,12.45,NULL</text:p>
      <text:p text:style-name="P1">ALLOC C933 Customer 933,Ray King,NULL,NULL,93.00</text:p>
      <text:p text:style-name="P1">ALLOC C944 Customer 944,Freida King,NULL,NULL,94.00</text:p>
      <text:p text:style-name="P1">ALLOC SSX001 LineItem SSX001,1,29.95,NULL</text:p>
      <text:p text:style-name="P1">ASSOC MCW001 pNextItem SSX001</text:p>
      <text:p text:style-name="P1">ALLOC TTP001 LineItem TTP001,2,9.95,NULL</text:p>
      <text:p text:style-name="P1">DEREF SSX001</text:p>
      <text:p text:style-name="P1">ALLOC NHC001 LineItem NHC001,1,9.95,NULL</text:p>
      <text:p text:style-name="P1">GCOLL</text:p>
      <text:p text:style-name="P1">DEREF MCW001</text:p>
      <text:p text:style-name="P1">GCOLL</text:p>
      <text:p text:style-name="P1">DEREF C888</text:p>
      <text:p text:style-name="P1">DEREF C911</text:p>
      <text:p text:style-name="P1">DEREF C333</text:p>
      <text:p text:style-name="P1">DEREF C444</text:p>
      <text:p text:style-name="P1">DEREF C666</text:p>
      <text:p text:style-name="P1">GCOLL</text:p>
      <text:p text:style-name="P1"/>
      <text:p text:style-name="P1">ASSOC C777 pNextCust C222</text:p>
      <text:p text:style-name="P1">DEREF C777</text:p>
      <text:p text:style-name="P1">DEREF C222</text:p>
      <text:p text:style-name="P1">GCOLL</text:p>
      <text:p text:style-name="P1">DUMP</text:p>
      <text:p text:style-name="P1"/>
      <text:p text:style-name="P2">ALLOC C955 Customer 955,Harry King,NULL,NULL,95.00</text:p>
      <text:p text:style-name="P1">ALLOC SSX002 LineItem SSX002,1,29.25,NULL</text:p>
      <text:p text:style-name="P1">ALLOC SSX003 LineItem SSX003,1,29.35,NULL</text:p>
      <text:p text:style-name="P1">ALLOC SSX004 LineItem SSX004,1,29.45,NULL</text:p>
      <text:p text:style-name="P1"/>
      <text:p text:style-name="P1">DUMP</text:p>
      <text:p text:style-name="P1"/>
      <text:p text:style-name="P1">DEREF C933</text:p>
      <text:p text:style-name="P1">DEREF C944</text:p>
      <text:p text:style-name="P1">DEREF SSX003</text:p>
      <text:p text:style-name="P1">*</text:p>
      <text:p text:style-name="P1">* XXXXXX 6</text:p>
      <text:p text:style-name="P1">* 32-bit: Collection should have one existing and gather three adj</text:p>
      <text:p text:style-name="P1"><text:soft-page-break/>* 64-bit: Collection should have two existing and gather three adj</text:p>
      <text:p text:style-name="P1">*</text:p>
      <text:p text:style-name="P1">GCOLL</text:p>
      <text:p text:style-name="P1">DU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05:00:56.363928956</dc:date>
    <meta:editing-duration>PT45M13S</meta:editing-duration>
    <meta:editing-cycles>2</meta:editing-cycles>
    <meta:generator>LibreOffice/5.3.5.2$Linux_X86_64 LibreOffice_project/30m0$Build-2</meta:generator>
    <meta:document-statistic meta:table-count="0" meta:image-count="0" meta:object-count="0" meta:page-count="2" meta:paragraph-count="59" meta:word-count="211" meta:character-count="1652" meta:non-whitespace-character-count="1500"/>
  </office:meta>
</office:document-meta>
</file>